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3.227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59cm" svg:height="5.741cm" svg:x="3.269cm" svg:y="2.54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6.564cm" svg:height="2.549cm" svg:x="1.248cm" svg:y="1.198cm">
          <draw:text-box>
            <text:p>Pattern:<text:tab/>a+/(a|ab)+</text:p>
            <text:p/>
            <text:p>NFA:</text:p>
          </draw:text-box>
        </draw:frame>
        <draw:custom-shape draw:style-name="gr3" draw:text-style-name="P1" draw:id="id1" draw:layer="layout" svg:width="0.724cm" svg:height="1.048cm" svg:x="3.444cm" svg:y="4.7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0.724cm" svg:height="1.048cm" svg:x="6.015cm" svg:y="4.7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0.675cm" svg:height="1.074cm" svg:x="8.636cm" svg:y="6.26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0.724cm" svg:height="1.048cm" svg:x="11.157cm" svg:y="4.73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168cm" svg:y1="5.254cm" svg:x2="6.015cm" svg:y2="5.254cm" draw:start-shape="id1" draw:start-glue-point="1" draw:end-shape="id2" draw:end-glue-point="3" svg:d="m4168 5254h1847">
          <text:p/>
        </draw:connector>
        <draw:connector draw:style-name="gr4" draw:text-style-name="P1" draw:layer="layout" draw:type="curve" svg:x1="6.377cm" svg:y1="4.73cm" svg:x2="11.519cm" svg:y2="4.73cm" draw:start-shape="id2" draw:start-glue-point="0" draw:end-shape="id3" draw:end-glue-point="0" svg:d="m6377 4730c0-769 5142-769 5142 0">
          <text:p/>
        </draw:connector>
        <draw:connector draw:style-name="gr4" draw:text-style-name="P1" draw:layer="layout" draw:type="curve" svg:x1="6.377cm" svg:y1="5.778cm" svg:x2="8.636cm" svg:y2="6.802cm" draw:start-shape="id2" draw:start-glue-point="2" draw:end-shape="id4" draw:end-glue-point="3" svg:d="m6377 5778c0 683 753 1024 2259 1024">
          <text:p/>
        </draw:connector>
        <draw:connector draw:style-name="gr4" draw:text-style-name="P1" draw:layer="layout" draw:type="curve" svg:x1="9.311cm" svg:y1="6.802cm" svg:x2="11.519cm" svg:y2="5.778cm" draw:start-shape="id4" draw:start-glue-point="1" draw:end-shape="id3" draw:end-glue-point="2" svg:d="m9311 6802c1472 0 2208-341 2208-1024">
          <text:p/>
        </draw:connector>
        <draw:frame draw:style-name="gr2" draw:layer="layout" svg:width="0.824cm" svg:height="1.017cm" svg:x="4.491cm" svg:y="4.368cm">
          <draw:text-box>
            <text:p>a</text:p>
          </draw:text-box>
        </draw:frame>
        <draw:frame draw:style-name="gr2" draw:layer="layout" svg:width="0.824cm" svg:height="1.017cm" svg:x="8.435cm" svg:y="3.221cm">
          <draw:text-box>
            <text:p>a</text:p>
          </draw:text-box>
        </draw:frame>
        <draw:frame draw:style-name="gr2" draw:layer="layout" svg:width="0.824cm" svg:height="1.017cm" svg:x="6.763cm" svg:y="5.693cm">
          <draw:text-box>
            <text:p>a</text:p>
          </draw:text-box>
        </draw:frame>
        <draw:frame draw:style-name="gr2" draw:layer="layout" svg:width="0.845cm" svg:height="1.017cm" svg:x="9.858cm" svg:y="5.819cm">
          <draw:text-box>
            <text:p>b</text:p>
          </draw:text-box>
        </draw:frame>
        <draw:frame draw:style-name="gr2" draw:layer="layout" svg:width="1.26cm" svg:height="1.017cm" svg:x="5.466cm" svg:y="5.841cm">
          <draw:text-box>
            <text:p>A0</text:p>
          </draw:text-box>
        </draw:frame>
        <draw:frame draw:style-name="gr2" draw:layer="layout" svg:width="1.26cm" svg:height="1.017cm" svg:x="8.362cm" svg:y="7.239cm">
          <draw:text-box>
            <text:p>A1</text:p>
          </draw:text-box>
        </draw:frame>
        <draw:frame draw:style-name="gr2" draw:layer="layout" svg:width="1.26cm" svg:height="1.017cm" svg:x="5.466cm" svg:y="5.842cm">
          <draw:text-box>
            <text:p>A0</text:p>
          </draw:text-box>
        </draw:frame>
        <draw:frame draw:style-name="gr2" draw:layer="layout" svg:width="2.195cm" svg:height="1.017cm" svg:x="11.358cm" svg:y="5.593cm">
          <draw:text-box>
            <text:p>A1,A2</text:p>
          </draw:text-box>
        </draw:frame>
        <draw:connector draw:style-name="gr4" draw:text-style-name="P1" draw:layer="layout" draw:type="curve" draw:line-skew="0.218cm -1.052cm" svg:x1="11.881cm" svg:y1="5.254cm" svg:x2="6.377cm" svg:y2="4.73cm" draw:start-shape="id3" draw:start-glue-point="1" draw:end-shape="id2" draw:end-glue-point="0" svg:d="m11881 5254c1096 0 913-1045-736-1763s-4768-1108-4768 1239">
          <text:p/>
        </draw:connector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2-03T22:31:45</meta:creation-date>
    <meta:editing-duration>PT00H19M26S</meta:editing-duration>
    <meta:editing-cycles>6</meta:editing-cycles>
    <dc:date>2010-12-23T10:55:45</dc:date>
    <meta:generator>OpenOffice.org/3.2$Linux OpenOffice.org_project/320m19$Build-9505</meta:generator>
    <meta:document-statistic meta:object-count="43"/>
  </office:meta>
</office:document-meta>
</file>